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b06" officeooo:paragraph-rsid="0017cb06" style:font-weight-asian="bold" style:font-weight-complex="bold"/>
    </style:style>
    <style:style style:name="P2" style:family="paragraph" style:parent-style-name="Standard">
      <style:text-properties fo:font-weight="normal" officeooo:rsid="003ae2d0" officeooo:paragraph-rsid="003ae2d0" style:font-weight-asian="normal" style:font-weight-complex="normal"/>
    </style:style>
    <style:style style:name="P3" style:family="paragraph" style:parent-style-name="Standard">
      <style:text-properties fo:font-style="italic" fo:font-weight="normal" officeooo:rsid="0017cb06" officeooo:paragraph-rsid="001bfe4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352a66" officeooo:paragraph-rsid="00352a66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36319b" officeooo:paragraph-rsid="0036319b" fo:background-color="#ff000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6319b" officeooo:paragraph-rsid="0036319b" fo:background-color="#ffff0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6319b" officeooo:paragraph-rsid="0036319b" fo:background-color="#579d1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5d526a" officeooo:paragraph-rsid="005d526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7c414a" officeooo:paragraph-rsid="007c414a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rsid="0017cb06" officeooo:paragraph-rsid="0017cb06"/>
    </style:style>
    <style:style style:name="P11" style:family="paragraph" style:parent-style-name="Text_20_body">
      <style:text-properties officeooo:paragraph-rsid="0049b32c"/>
    </style:style>
    <style:style style:name="P12" style:family="paragraph" style:parent-style-name="Title">
      <style:text-properties officeooo:rsid="0017cb06" officeooo:paragraph-rsid="0017cb06"/>
    </style:style>
    <style:style style:name="P13" style:family="paragraph" style:parent-style-name="Frame_20_contents">
      <style:text-properties officeooo:rsid="00497f00" officeooo:paragraph-rsid="00497f00"/>
    </style:style>
    <style:style style:name="P14" style:family="paragraph" style:parent-style-name="Frame_20_contents">
      <style:text-properties officeooo:rsid="004b4764" officeooo:paragraph-rsid="004b4764"/>
    </style:style>
    <style:style style:name="P15" style:family="paragraph" style:parent-style-name="Frame_20_contents">
      <style:text-properties officeooo:rsid="004b4764" officeooo:paragraph-rsid="004d42fe"/>
    </style:style>
    <style:style style:name="P16" style:family="paragraph" style:parent-style-name="Frame_20_contents">
      <style:text-properties fo:color="#00cc00" officeooo:rsid="004b4764" officeooo:paragraph-rsid="004d42fe"/>
    </style:style>
    <style:style style:name="P17" style:family="paragraph" style:parent-style-name="Frame_20_contents">
      <style:text-properties style:use-window-font-color="true" officeooo:rsid="004b4764" officeooo:paragraph-rsid="004b4764"/>
    </style:style>
    <style:style style:name="P18" style:family="paragraph" style:parent-style-name="Text_20_body">
      <style:paragraph-properties fo:margin-top="0cm" fo:margin-bottom="0cm" loext:contextual-spacing="false" fo:line-height="100%" style:writing-mode="page"/>
      <style:text-properties officeooo:paragraph-rsid="00887a3b"/>
    </style:style>
    <style:style style:name="P19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87a3b"/>
    </style:style>
    <style:style style:name="P20" style:family="paragraph" style:parent-style-name="Standard" style:list-style-name="L5">
      <style:text-properties officeooo:paragraph-rsid="0017cb06"/>
    </style:style>
    <style:style style:name="P21" style:family="paragraph" style:parent-style-name="Standard" style:list-style-name="L5">
      <style:text-properties fo:font-weight="bold" officeooo:rsid="002d1eda" officeooo:paragraph-rsid="002d1eda" style:font-weight-asian="bold" style:font-weight-complex="bold"/>
    </style:style>
    <style:style style:name="P22" style:family="paragraph" style:parent-style-name="Standard" style:list-style-name="L5">
      <style:text-properties fo:font-weight="bold" officeooo:rsid="003ae2d0" officeooo:paragraph-rsid="003ae2d0" style:font-weight-asian="bold" style:font-weight-complex="bold"/>
    </style:style>
    <style:style style:name="P23" style:family="paragraph" style:parent-style-name="Standard" style:list-style-name="L5">
      <style:text-properties fo:font-weight="normal" officeooo:rsid="002d1eda" officeooo:paragraph-rsid="002d1eda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3ae2d0" officeooo:paragraph-rsid="003ae2d0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3cb00d" officeooo:paragraph-rsid="003ae2d0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22721" officeooo:paragraph-rsid="003ae2d0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56b3bb" officeooo:paragraph-rsid="0056b3bb" style:font-weight-asian="normal" style:font-weight-complex="normal"/>
    </style:style>
    <style:style style:name="P28" style:family="paragraph" style:parent-style-name="Standard" style:list-style-name="L5">
      <style:text-properties officeooo:rsid="0017cb06" officeooo:paragraph-rsid="0017cb06"/>
    </style:style>
    <style:style style:name="P29" style:family="paragraph" style:parent-style-name="Standard" style:list-style-name="L5">
      <style:text-properties fo:font-style="normal" fo:font-weight="normal" officeooo:rsid="00199090" officeooo:paragraph-rsid="00199090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fo:font-style="normal" fo:font-weight="normal" officeooo:rsid="007c414a" officeooo:paragraph-rsid="007c414a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text-properties fo:font-style="normal" fo:font-weight="normal" officeooo:rsid="006a7c70" officeooo:paragraph-rsid="006a7c70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text-properties fo:font-style="normal" fo:font-weight="normal" officeooo:rsid="0058a2cd" officeooo:paragraph-rsid="0058a2cd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34" style:family="paragraph" style:parent-style-name="Standard" style:list-style-name="L5">
      <style:text-properties fo:font-style="normal" fo:font-weight="normal" officeooo:rsid="0083d7d1" officeooo:paragraph-rsid="0083d7d1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text-properties fo:font-style="normal" fo:font-weight="normal" officeooo:rsid="008bbfbd" officeooo:paragraph-rsid="008bbfbd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text-properties fo:font-style="normal" fo:font-weight="bold" officeooo:rsid="002dd4cf" officeooo:paragraph-rsid="0069608c" style:font-style-asian="normal" style:font-weight-asian="bold" style:font-style-complex="normal" style:font-weight-complex="bold"/>
    </style:style>
    <style:style style:name="P37" style:family="paragraph" style:parent-style-name="Standard" style:list-style-name="">
      <style:text-properties fo:font-style="normal" fo:font-weight="bold" officeooo:rsid="005d1982" officeooo:paragraph-rsid="005d1982" style:font-style-asian="normal" style:font-weight-asian="bold" style:font-style-complex="normal" style:font-weight-complex="bold"/>
    </style:style>
    <style:style style:name="P38" style:family="paragraph" style:parent-style-name="Standard" style:list-style-name="L5">
      <style:text-properties fo:font-style="normal" fo:font-weight="bold" officeooo:rsid="005d526a" officeooo:paragraph-rsid="005d526a" style:font-style-asian="normal" style:font-weight-asian="bold" style:font-style-complex="normal" style:font-weight-complex="bold"/>
    </style:style>
    <style:style style:name="P39" style:family="paragraph" style:parent-style-name="Standard" style:list-style-name="L5">
      <style:text-properties fo:font-style="normal" style:text-underline-style="none" fo:font-weight="normal" officeooo:rsid="0061bc43" officeooo:paragraph-rsid="0063f5c5" style:font-style-asian="normal" style:font-weight-asian="normal" style:font-style-complex="normal" style:font-weight-complex="normal"/>
    </style:style>
    <style:style style:name="P40" style:family="paragraph" style:parent-style-name="Standard" style:list-style-name="L5">
      <style:text-properties fo:font-style="normal" style:text-underline-style="none" fo:font-weight="normal" officeooo:rsid="00636955" officeooo:paragraph-rsid="0063f5c5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text-properties officeooo:rsid="0019eac8" officeooo:paragraph-rsid="0019eac8"/>
    </style:style>
    <style:style style:name="P42" style:family="paragraph" style:parent-style-name="Standard" style:list-style-name="L5">
      <style:text-properties fo:font-style="italic" style:text-underline-style="none" fo:font-weight="normal" officeooo:rsid="00650e87" officeooo:paragraph-rsid="00650e87" style:font-style-asian="italic" style:font-weight-asian="normal" style:font-style-complex="italic" style:font-weight-complex="normal"/>
    </style:style>
    <style:style style:name="P43" style:family="paragraph" style:parent-style-name="Standard" style:list-style-name="L5">
      <style:text-properties officeooo:rsid="008a8e2d" officeooo:paragraph-rsid="008a8e2d"/>
    </style:style>
    <style:style style:name="P44" style:family="paragraph" style:parent-style-name="Standard" style:list-style-name="L5">
      <style:paragraph-properties style:writing-mode="lr-tb"/>
      <style:text-properties fo:font-style="normal" fo:font-weight="normal" officeooo:rsid="006a7c70" officeooo:paragraph-rsid="006a7c70" style:font-style-asian="normal" style:font-weight-asian="normal" style:font-style-complex="normal" style:font-weight-complex="normal"/>
    </style:style>
    <style:style style:name="P45" style:family="paragraph" style:parent-style-name="Standard" style:list-style-name="L5">
      <style:paragraph-properties style:writing-mode="lr-tb"/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46" style:family="paragraph" style:parent-style-name="Standard" style:list-style-name="L5">
      <style:paragraph-properties fo:break-before="page"/>
      <style:text-properties fo:font-style="normal" fo:font-weight="bold" officeooo:rsid="005d1982" officeooo:paragraph-rsid="005d1982" style:font-style-asian="normal" style:font-weight-asian="bold" style:font-style-complex="normal" style:font-weight-complex="bold"/>
    </style:style>
    <style:style style:name="P47" style:family="paragraph" style:parent-style-name="Heading_20_2">
      <style:text-properties fo:font-weight="bold" style:font-weight-asian="bold" style:font-weight-complex="bold"/>
    </style:style>
    <style:style style:name="P48" style:family="paragraph" style:parent-style-name="Heading_20_2">
      <style:text-properties fo:background-color="transparent"/>
    </style:style>
    <style:style style:name="P49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50" style:family="paragraph" style:parent-style-name="Heading_20_2">
      <style:text-properties style:text-underline-style="solid" style:text-underline-width="auto" style:text-underline-color="font-color"/>
    </style:style>
    <style:style style:name="P51" style:family="paragraph" style:parent-style-name="Heading_20_3">
      <style:text-properties style:text-underline-style="solid" style:text-underline-width="auto" style:text-underline-color="font-color"/>
    </style:style>
    <style:style style:name="P52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3dd793" officeooo:paragraph-rsid="003dd793"/>
    </style:style>
    <style:style style:name="P53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paragraph-rsid="0023b787"/>
    </style:style>
    <style:style style:name="P54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fdf93"/>
    </style:style>
    <style:style style:name="P55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5579b" fo:background-color="#ff3333"/>
    </style:style>
    <style:style style:name="P56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44e239" officeooo:paragraph-rsid="0044e239" fo:background-color="#ff3333"/>
    </style:style>
    <style:style style:name="P57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1dd64e" officeooo:paragraph-rsid="001dd64e" fo:background-color="#ff3333"/>
    </style:style>
    <style:style style:name="P58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1bfe4d" officeooo:paragraph-rsid="001bfe4d" fo:background-color="#ff3333"/>
    </style:style>
    <style:style style:name="P59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3333"/>
    </style:style>
    <style:style style:name="P60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4277e9" officeooo:paragraph-rsid="004277e9" fo:background-color="#ff3333"/>
    </style:style>
    <style:style style:name="P61" style:family="paragraph" style:parent-style-name="Text_20_body" style:list-style-name="L2"/>
    <style:style style:name="P62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30c28c" officeooo:paragraph-rsid="0030c28c"/>
    </style:style>
    <style:style style:name="P63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322dda" officeooo:paragraph-rsid="0030c28c"/>
    </style:style>
    <style:style style:name="P64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21862c" officeooo:paragraph-rsid="0021862c" fo:background-color="#ffff99"/>
    </style:style>
    <style:style style:name="P65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ff99"/>
    </style:style>
    <style:style style:name="P66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2dd4cf" officeooo:paragraph-rsid="002dd4cf"/>
    </style:style>
    <style:style style:name="P67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65ea71" officeooo:paragraph-rsid="0065ea71" fo:background-color="#ff3333"/>
    </style:style>
    <style:style style:name="P68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86618f" officeooo:paragraph-rsid="0086618f" fo:background-color="#ff3333"/>
    </style:style>
    <style:style style:name="P69" style:family="paragraph" style:parent-style-name="Text_20_body">
      <style:paragraph-properties fo:margin-top="0cm" fo:margin-bottom="0cm" loext:contextual-spacing="false" fo:line-height="100%" style:writing-mode="page"/>
      <style:text-properties officeooo:rsid="00887a3b" officeooo:paragraph-rsid="00887a3b"/>
    </style:style>
    <style:style style:name="P70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7eebd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cb06" style:font-weight-asian="bold" style:font-weight-complex="bold"/>
    </style:style>
    <style:style style:name="T6" style:family="text">
      <style:text-properties fo:font-weight="bold" officeooo:rsid="001bfe4d" style:font-weight-asian="bold" style:font-weight-complex="bold"/>
    </style:style>
    <style:style style:name="T7" style:family="text">
      <style:text-properties fo:font-weight="bold" officeooo:rsid="00221550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fdf93" style:font-style-asian="normal" style:font-style-complex="normal"/>
    </style:style>
    <style:style style:name="T10" style:family="text">
      <style:text-properties fo:font-style="normal" officeooo:rsid="00353d01" style:font-style-asian="normal" style:font-style-complex="normal"/>
    </style:style>
    <style:style style:name="T11" style:family="text">
      <style:text-properties fo:font-style="normal" officeooo:rsid="0039ed1b" style:font-style-asian="normal" style:font-style-complex="normal"/>
    </style:style>
    <style:style style:name="T12" style:family="text">
      <style:text-properties fo:font-style="normal" officeooo:rsid="003dd793" style:font-style-asian="normal" style:font-style-complex="normal"/>
    </style:style>
    <style:style style:name="T13" style:family="text">
      <style:text-properties fo:font-style="normal" officeooo:rsid="0053cba6" style:font-style-asian="normal" style:font-style-complex="normal"/>
    </style:style>
    <style:style style:name="T14" style:family="text">
      <style:text-properties fo:font-style="normal" officeooo:rsid="00662d06" style:font-style-asian="normal" style:font-style-complex="normal"/>
    </style:style>
    <style:style style:name="T15" style:family="text">
      <style:text-properties fo:font-style="normal" officeooo:rsid="007062de" style:font-style-asian="normal" style:font-style-complex="normal"/>
    </style:style>
    <style:style style:name="T16" style:family="text">
      <style:text-properties fo:font-style="normal" officeooo:rsid="0071ef2d" style:font-style-asian="normal" style:font-style-complex="normal"/>
    </style:style>
    <style:style style:name="T17" style:family="text">
      <style:text-properties fo:font-style="normal" officeooo:rsid="007f6c19" style:font-style-asian="normal" style:font-style-complex="normal"/>
    </style:style>
    <style:style style:name="T18" style:family="text">
      <style:text-properties fo:font-style="normal" officeooo:rsid="00853ff4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308c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b9e6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a8389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53cba6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style="normal" officeooo:rsid="003f15fa" fo:background-color="transparent" loext:char-shading-value="0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82ff4f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normal" officeooo:rsid="00892f59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officeooo:rsid="007f6c19" style:font-style-asian="normal" style:font-style-complex="normal"/>
    </style:style>
    <style:style style:name="T31" style:family="text">
      <style:text-properties fo:font-style="normal" style:text-underline-style="none" fo:font-weight="normal" officeooo:rsid="00887a3b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892f59" style:font-style-asian="normal" style:font-weight-asian="normal" style:font-style-complex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7cb06" style:font-weight-asian="normal" style:font-weight-complex="normal"/>
    </style:style>
    <style:style style:name="T35" style:family="text">
      <style:text-properties fo:font-weight="normal" officeooo:rsid="0063f5c5" style:font-weight-asian="normal" style:font-weight-complex="normal"/>
    </style:style>
    <style:style style:name="T36" style:family="text">
      <style:text-properties fo:font-weight="normal" officeooo:rsid="00662d06" style:font-weight-asian="normal" style:font-weight-complex="normal"/>
    </style:style>
    <style:style style:name="T37" style:family="text">
      <style:text-properties fo:font-weight="normal" officeooo:rsid="00687851" style:font-weight-asian="normal" style:font-weight-complex="normal"/>
    </style:style>
    <style:style style:name="T38" style:family="text">
      <style:text-properties fo:font-weight="normal" officeooo:rsid="006ceda2" style:font-weight-asian="normal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23b787" style:font-style-asian="italic" style:font-style-complex="italic"/>
    </style:style>
    <style:style style:name="T41" style:family="text">
      <style:text-properties fo:font-style="italic" officeooo:rsid="002fdf93" style:font-style-asian="italic" style:font-style-complex="italic"/>
    </style:style>
    <style:style style:name="T42" style:family="text">
      <style:text-properties fo:font-style="italic" officeooo:rsid="0071ef2d" style:font-style-asian="italic" style:font-style-complex="italic"/>
    </style:style>
    <style:style style:name="T43" style:family="text">
      <style:text-properties fo:font-style="italic" officeooo:rsid="007f6c19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17cb06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184430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887a3b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41589a" fo:background-color="transparent" loext:char-shading-value="0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fo:background-color="#579d1c" loext:char-shading-value="0" style:font-style-asian="italic" style:font-weight-asian="bold" style:font-style-complex="italic" style:font-weight-complex="bold"/>
    </style:style>
    <style:style style:name="T52" style:family="text">
      <style:text-properties fo:font-style="italic" fo:background-color="transparent" loext:char-shading-value="0" style:font-style-asian="italic" style:font-style-complex="italic"/>
    </style:style>
    <style:style style:name="T53" style:family="text">
      <style:text-properties fo:font-style="italic" fo:background-color="#579d1c" loext:char-shading-value="0" style:font-style-asian="italic" style:font-style-complex="italic"/>
    </style:style>
    <style:style style:name="T54" style:family="text">
      <style:text-properties fo:font-style="italic" officeooo:rsid="0056b3bb" fo:background-color="#579d1c" loext:char-shading-value="0" style:font-style-asian="italic" style:font-style-complex="italic"/>
    </style:style>
    <style:style style:name="T55" style:family="text">
      <style:text-properties fo:font-style="italic" officeooo:rsid="0023b787" fo:background-color="#579d1c" loext:char-shading-value="0" style:font-style-asian="italic" style:font-style-complex="italic"/>
    </style:style>
    <style:style style:name="T56" style:family="text">
      <style:text-properties fo:font-style="italic" officeooo:rsid="002fdf93" fo:background-color="#579d1c" loext:char-shading-value="0" style:font-style-asian="italic" style:font-style-complex="italic"/>
    </style:style>
    <style:style style:name="T57" style:family="text">
      <style:text-properties fo:font-style="italic" style:text-underline-style="none" fo:font-weight="bold" officeooo:rsid="00887a3b" style:font-style-asian="italic" style:font-weight-asian="bold" style:font-style-complex="italic" style:font-weight-complex="bold"/>
    </style:style>
    <style:style style:name="T58" style:family="text">
      <style:text-properties officeooo:rsid="00221550"/>
    </style:style>
    <style:style style:name="T59" style:family="text">
      <style:text-properties fo:background-color="#ffff66" loext:char-shading-value="0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37e7ac" fo:background-color="transparent" loext:char-shading-value="0"/>
    </style:style>
    <style:style style:name="T62" style:family="text">
      <style:text-properties officeooo:rsid="006837ff" fo:background-color="transparent" loext:char-shading-value="0"/>
    </style:style>
    <style:style style:name="T63" style:family="text">
      <style:text-properties officeooo:rsid="006ceda2" fo:background-color="transparent" loext:char-shading-value="0"/>
    </style:style>
    <style:style style:name="T64" style:family="text">
      <style:text-properties officeooo:rsid="006dff48" fo:background-color="transparent" loext:char-shading-value="0"/>
    </style:style>
    <style:style style:name="T65" style:family="text">
      <style:text-properties officeooo:rsid="006ee34c" fo:background-color="transparent" loext:char-shading-value="0"/>
    </style:style>
    <style:style style:name="T66" style:family="text">
      <style:text-properties officeooo:rsid="0078a59d" fo:background-color="transparent" loext:char-shading-value="0"/>
    </style:style>
    <style:style style:name="T67" style:family="text">
      <style:text-properties fo:background-color="#ff3333" loext:char-shading-value="0"/>
    </style:style>
    <style:style style:name="T68" style:family="text">
      <style:text-properties officeooo:rsid="0049b32c"/>
    </style:style>
    <style:style style:name="T69" style:family="text">
      <style:text-properties officeooo:rsid="004d42fe"/>
    </style:style>
    <style:style style:name="T70" style:family="text">
      <style:text-properties fo:color="#ff00ff"/>
    </style:style>
    <style:style style:name="T71" style:family="text">
      <style:text-properties fo:color="#ff00ff" officeooo:rsid="0049b32c"/>
    </style:style>
    <style:style style:name="T72" style:family="text">
      <style:text-properties fo:color="#00cc00"/>
    </style:style>
    <style:style style:name="T73" style:family="text">
      <style:text-properties fo:color="#00cc00" officeooo:rsid="004d42fe"/>
    </style:style>
    <style:style style:name="T74" style:family="text">
      <style:text-properties fo:color="#ff3300"/>
    </style:style>
    <style:style style:name="T75" style:family="text">
      <style:text-properties fo:color="#579d1c"/>
    </style:style>
    <style:style style:name="T76" style:family="text">
      <style:text-properties officeooo:rsid="004f8098"/>
    </style:style>
    <style:style style:name="T77" style:family="text">
      <style:text-properties style:use-window-font-color="true"/>
    </style:style>
    <style:style style:name="T78" style:family="text">
      <style:text-properties officeooo:rsid="0059cf3d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fo:font-weight="normal" style:font-weight-asian="normal" style:font-weight-complex="normal"/>
    </style:style>
    <style:style style:name="T81" style:family="text">
      <style:text-properties style:text-underline-style="none" fo:font-weight="normal" officeooo:rsid="0060447e" style:font-weight-asian="normal" style:font-weight-complex="normal"/>
    </style:style>
    <style:style style:name="T82" style:family="text">
      <style:text-properties style:text-underline-style="none" officeooo:rsid="007eebdc"/>
    </style:style>
    <style:style style:name="T83" style:family="text">
      <style:text-properties officeooo:rsid="005edf31"/>
    </style:style>
    <style:style style:name="T84" style:family="text">
      <style:text-properties officeooo:rsid="00662d06"/>
    </style:style>
    <style:style style:name="T85" style:family="text">
      <style:text-properties fo:background-color="#ffff99" loext:char-shading-value="0"/>
    </style:style>
    <style:style style:name="T86" style:family="text">
      <style:text-properties officeooo:rsid="001ddc95" fo:background-color="#ffff99" loext:char-shading-value="0"/>
    </style:style>
    <style:style style:name="T87" style:family="text">
      <style:text-properties officeooo:rsid="006be8d9"/>
    </style:style>
    <style:style style:name="T88" style:family="text">
      <style:text-properties officeooo:rsid="006f1461"/>
    </style:style>
    <style:style style:name="T89" style:family="text">
      <style:text-properties officeooo:rsid="0073c4da"/>
    </style:style>
    <style:style style:name="T90" style:family="text">
      <style:text-properties officeooo:rsid="0074f4bc"/>
    </style:style>
    <style:style style:name="T91" style:family="text">
      <style:text-properties officeooo:rsid="0078a59d"/>
    </style:style>
    <style:style style:name="T92" style:family="text">
      <style:text-properties fo:background-color="#579d1c" loext:char-shading-value="0"/>
    </style:style>
    <style:style style:name="T93" style:family="text">
      <style:text-properties officeooo:rsid="0056b3bb" fo:background-color="#579d1c" loext:char-shading-value="0"/>
    </style:style>
    <style:style style:name="T94" style:family="text">
      <style:text-properties officeooo:rsid="00887a3b"/>
    </style:style>
    <style:style style:name="T95" style:family="text">
      <style:text-properties officeooo:rsid="008aa4ac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94cm" draw:marker-end-width="0.494cm" draw:stroke-linejoin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nvHunt</text:p>
      <text:p text:style-name="P10">Nom de code</text:p>
      <text:h text:style-name="Heading_20_2" text:outline-level="2">Glossaire<draw:line text:anchor-type="char" draw:z-index="3" draw:style-name="gr1" draw:text-style-name="P70" svg:x1="0.041cm" svg:y1="0.972cm" svg:x2="18.301cm" svg:y2="0.972cm"><text:p/></draw:line></text:h>
      <text:p text:style-name="P1">Fonctions <text:span text:style-name="T58">= Gras</text:span></text:p>
      <text:p text:style-name="P8">Fonctions du navigateur<text:span text:style-name="T80"> = </text:span><text:span text:style-name="T83">souligné gras</text:span></text:p>
      <text:p text:style-name="P3">Variable <text:span text:style-name="T58">= Italique</text:span></text:p>
      <text:p text:style-name="P3"><text:span text:style-name="T4">constantes </text:span><text:span text:style-name="T7">= Italique Gras</text:span></text:p>
      <text:p text:style-name="P9"><text:span text:style-name="T58">É</text:span>tat<text:span text:style-name="T79"> = </text:span>soulignée</text:p>
      <text:p text:style-name="P4">(?) = <text:span text:style-name="T8">Cette éléments </text:span><text:span text:style-name="T10">reste à </text:span><text:span text:style-name="T11">déterminer</text:span><text:span text:style-name="T10"> s’il sera implémenté </text:span><text:span text:style-name="T18">et utilisé</text:span><text:span text:style-name="T10"> ou non</text:span></text:p>
      <text:p text:style-name="P5"><text:span text:style-name="T67">Rouge</text:span><text:span text:style-name="T60"> Pas encore commencé</text:span></text:p>
      <text:p text:style-name="P6"><text:span text:style-name="T59">Jaune </text:span><text:span text:style-name="T60"><text:s/>Commencé, mais non terminé</text:span></text:p>
      <text:p text:style-name="P7">Vert <text:s text:c="3"/><text:span text:style-name="T60"><text:s/></text:span><text:span text:style-name="T61">T</text:span><text:span text:style-name="T60">erminé</text:span></text:p>
      <text:h text:style-name="P47" text:outline-level="2">Variables Globale<draw:line text:anchor-type="char" draw:z-index="0" draw:style-name="gr1" draw:text-style-name="P70" svg:x1="0.041cm" svg:y1="0.972cm" svg:x2="18.301cm" svg:y2="0.972cm"><text:p/></draw:line></text:h>
      <text:list xml:id="list291245743167059166" text:style-name="L1">
        <text:list-item>
          <text:p text:style-name="P52"><text:span text:style-name="T93">c</text:span><text:span text:style-name="T92">ibles</text:span><text:tab/>Contient toutes les cibles sous forme de tableaux</text:p>
        </text:list-item>
        <text:list-item>
          <text:p text:style-name="P53"><text:span text:style-name="T54">s</text:span><text:span text:style-name="T55">core</text:span><text:span text:style-name="T40"><text:tab/></text:span><text:span text:style-name="T9">Contient le score de l’utilisateur</text:span></text:p>
        </text:list-item>
        <text:list-item>
          <text:p text:style-name="P54"><text:span text:style-name="T56">qteCibleManque</text:span><text:span text:style-name="T41"><text:tab/></text:span><text:span text:style-name="T9">Contient le nombre de cible Manquée par l’utilisateur</text:span></text:p>
        </text:list-item>
        <text:list-item>
          <text:p text:style-name="P55"><text:span text:style-name="T53">qteCibleInterdit</text:span><text:span text:style-name="T52"><text:tab/></text:span><text:span text:style-name="T27">Contient le nombre de cible</text:span></text:p>
        </text:list-item>
        <text:list-item>
          <text:p text:style-name="P66"><text:span text:style-name="T53">t</text:span><text:span text:style-name="T39"> <text:tab/></text:span><text:span text:style-name="T8">Contient le timer utilisé pour la fonctions </text:span><text:span text:style-name="T23">deplacerCible</text:span></text:p>
        </text:list-item>
        <text:list-item>
          <text:p text:style-name="P67"><text:span text:style-name="T92">isPlay</text:span><text:span text:style-name="T60"><text:tab/>Contient l’état du jeu (s’il est en pause ou non)</text:span></text:p>
        </text:list-item>
        <text:list-item>
          <text:p text:style-name="P68"><text:span text:style-name="T92">isPartieEnCours</text:span><text:span text:style-name="T60"><text:tab/>Contient l’état de jeu (si une partie est en cours ou non)</text:span></text:p>
        </text:list-item>
      </text:list>
      <text:h text:style-name="P48" text:outline-level="2">Objets (utilisé)<draw:line text:anchor-type="char" draw:z-index="6" draw:style-name="gr1" draw:text-style-name="P70" svg:x1="0.041cm" svg:y1="0.998cm" svg:x2="18.301cm" svg:y2="0.998cm"><text:p/></draw:line></text:h>
      <text:list xml:id="list7420203576501904458" text:style-name="L2">
        <text:list-item>
          <text:list>
            <text:list-item>
              <text:p text:style-name="P61"><draw:frame draw:style-name="fr1" draw:name="Cadre3" text:anchor-type="as-char" svg:width="12.719cm" draw:z-index="7"><draw:text-box fo:min-height="3.318cm"><text:p text:style-name="P18"><text:span text:style-name="T94">C</text:span>ible <text:span text:style-name="T94">= {</text:span></text:p><text:p text:style-name="P19"><text:tab/>‘<text:span text:style-name="T94">x’ : 0,</text:span></text:p><text:p text:style-name="P19"><text:tab/>‘<text:span text:style-name="T94">y’ : 0,</text:span></text:p><text:p text:style-name="P19"><text:tab/>‘<text:span text:style-name="T94">direction’ : </text:span><text:span text:style-name="T57">GAUCHE_DROITE</text:span><text:span text:style-name="T94"> ou </text:span><text:span text:style-name="T48">DROITE_GAUCHE</text:span><text:span text:style-name="T31">,</text:span></text:p><text:p text:style-name="P19"><text:span text:style-name="T31"><text:tab/>‘</text:span><text:span text:style-name="T32">vivant’ : </text:span><text:span text:style-name="T29">vrai</text:span><text:span text:style-name="T32"> ou </text:span><text:span text:style-name="T29">faux</text:span><text:span text:style-name="T32">,</text:span></text:p><text:p text:style-name="P19"><text:span text:style-name="T32"><text:tab/>‘enJeu’ : </text:span><text:span text:style-name="T29">vrai</text:span><text:span text:style-name="T32"> ou </text:span><text:span text:style-name="T29">faux</text:span></text:p><text:p text:style-name="P69">}</text:p></draw:text-box></draw:frame></text:p>
            </text:list-item>
          </text:list>
        </text:list-item>
      </text:list>
      <text:h text:style-name="P49" text:outline-level="2">Constante Globale<draw:line text:anchor-type="char" draw:z-index="2" draw:style-name="gr1" draw:text-style-name="P70" svg:x1="0.041cm" svg:y1="0.968cm" svg:x2="18.301cm" svg:y2="0.968cm"><text:p/></draw:line></text:h>
      <text:list xml:id="list1825031512672648856" text:style-name="L3">
        <text:list-item>
          <text:p text:style-name="P62"><text:span text:style-name="T51">MAX_CIBLE_MANQUE</text:span><text:span text:style-name="T46"><text:tab/></text:span><text:span text:style-name="T19">Contient le nombre maximal de cible manqué autorisé</text:span></text:p>
        </text:list-item>
        <text:list-item>
          <text:p text:style-name="P63"><text:span text:style-name="T51">MAX_SCORE</text:span><text:span text:style-name="T49"> </text:span><text:span text:style-name="T50">(?)</text:span><text:span text:style-name="T19"><text:tab/>Contient le nombre représentant le score maximal autorisé</text:span></text:p>
        </text:list-item>
        <text:list-item>
          <text:p text:style-name="P56"><text:span text:style-name="T51">VITESSE</text:span><text:span text:style-name="T22"><text:tab/>Contient le valeur temporelle pour le setInterval de la <text:tab/>fonction </text:span><text:span text:style-name="T26">deplacerCible</text:span></text:p>
        </text:list-item>
      </text:list>
      <text:h text:style-name="P47" text:outline-level="2"><text:soft-page-break/>Fonctions<draw:line text:anchor-type="char" draw:z-index="1" draw:style-name="gr1" draw:text-style-name="P70" svg:x1="0.041cm" svg:y1="0.995cm" svg:x2="18.301cm" svg:y2="0.995cm"><text:p/></draw:line></text:h>
      <text:list xml:id="list7164356439328849095" text:style-name="L4">
        <text:list-item>
          <text:p text:style-name="P57"><text:span text:style-name="T92">NouvellePartie</text:span><text:span text:style-name="T60"> </text:span><text:span text:style-name="T63">[</text:span><text:span text:style-name="T64">D</text:span><text:span text:style-name="T62">avid</text:span><text:span text:style-name="T63">]</text:span></text:p>
        </text:list-item>
        <text:list-item>
          <text:p text:style-name="P64"><text:span text:style-name="T92">FinPartie</text:span><text:span text:style-name="T60"> </text:span><text:span text:style-name="T64">[David]</text:span></text:p>
        </text:list-item>
        <text:list-item>
          <text:p text:style-name="P58"><text:span text:style-name="T86">g</text:span><text:span text:style-name="T85">enererCible</text:span><text:span text:style-name="T60"> </text:span><text:span text:style-name="T64">[Divine]</text:span></text:p>
        </text:list-item>
        <text:list-item>
          <text:p text:style-name="P57"><text:span text:style-name="T85">deplacerCible</text:span><text:span text:style-name="T60"> </text:span><text:span text:style-name="T64">[Divine]</text:span></text:p>
        </text:list-item>
        <text:list-item>
          <text:p text:style-name="P59">verifierCible</text:p>
        </text:list-item>
        <text:list-item>
          <text:p text:style-name="P65">dessinerCible</text:p>
        </text:list-item>
        <text:list-item>
          <text:p text:style-name="P57"><text:span text:style-name="T85">gererClic</text:span><text:span text:style-name="T60"> </text:span><text:span text:style-name="T65">[Boubakar]</text:span></text:p>
        </text:list-item>
        <text:list-item>
          <text:p text:style-name="P57">toggleP<text:span text:style-name="T91">lay</text:span><text:span text:style-name="T66"> [Boubakar]</text:span></text:p>
        </text:list-item>
        <text:list-item>
          <text:p text:style-name="P60">sauvegarderScore</text:p>
        </text:list-item>
      </text:list>
      <text:h text:style-name="P51" text:outline-level="3">Informations complémentaires sur les fonctions</text:h>
      <text:list xml:id="list697219349323647538" text:style-name="L5">
        <text:list-item>
          <text:p text:style-name="P21">NouvellePartie <text:span text:style-name="T38">[David]</text:span></text:p>
          <text:list>
            <text:list-item>
              <text:p text:style-name="P23">Remets les variables en sont états par défaut</text:p>
            </text:list-item>
            <text:list-item>
              <text:p text:style-name="P23">appel <text:span text:style-name="T4">genererCible</text:span></text:p>
            </text:list-item>
          </text:list>
        </text:list-item>
        <text:list-item>
          <text:p text:style-name="P20"><text:span text:style-name="T6">genererCible </text:span><text:span text:style-name="T37">[Divine]</text:span><text:span text:style-name="T5"><text:line-break/></text:span><text:span text:style-name="T34">Cette fonction permet de générer les cibles au début de la partie.</text:span></text:p>
          <text:list>
            <text:list-item>
              <text:p text:style-name="P20"><text:span text:style-name="T34">Les </text:span><text:span text:style-name="T45">cibles</text:span><text:span text:style-name="T34"> aurons un</text:span><text:span text:style-name="T37">e valeur Y de départ</text:span><text:span text:style-name="T34"> différente</text:span></text:p>
            </text:list-item>
            <text:list-item>
              <text:p text:style-name="P28"><text:span text:style-name="T33">Une </text:span><text:span text:style-name="T44">direction</text:span><text:span text:style-name="T19"> gauche vers droite (</text:span><text:span text:style-name="T47">GAUCHE_DROITE</text:span><text:span text:style-name="T19">) ou droite vers gauche (</text:span><text:span text:style-name="T47">DROITE_GAUCHE</text:span><text:span text:style-name="T19">)</text:span></text:p>
            </text:list-item>
            <text:list-item>
              <text:p text:style-name="P29">Un tableau contenant toutes les cibles</text:p>
            </text:list-item>
            <text:list-item>
              <text:p text:style-name="P43">Si un timer (<text:span text:style-name="T39">t</text:span>) <text:span text:style-name="T95">existe</text:span> déjà, il ne faut pas en créer un nouveau</text:p>
            </text:list-item>
            <text:list-item>
              <text:p text:style-name="P41"><text:span text:style-name="T19">Appel </text:span><text:span text:style-name="T23">d</text:span><text:span text:style-name="T24">e</text:span><text:span text:style-name="T23">placerCible </text:span><text:span text:style-name="T20">à l’aide de la fonction setInterval </text:span><text:span text:style-name="T21">à la fin</text:span></text:p>
            </text:list-item>
          </text:list>
        </text:list-item>
        <text:list-item>
          <text:p text:style-name="P36">deplacerCible <text:span text:style-name="T37">[Divine]</text:span></text:p>
          <text:list>
            <text:list-item>
              <text:p text:style-name="P30">Si la cible est <text:span text:style-name="T3">vivante</text:span><text:span text:style-name="T82"> et </text:span><text:span text:style-name="T3">en jeu</text:span><text:span text:style-name="T82"> alors on peut la déplacer, sinon on n’y touche pas</text:span></text:p>
            </text:list-item>
            <text:list-item>
              <text:p text:style-name="P31">Si <text:span text:style-name="T39">direction</text:span> == <text:span text:style-name="T46">GAUCHE_DROITE</text:span> alors on incrémente la valeur x de la cible (x++)</text:p>
            </text:list-item>
            <text:list-item>
              <text:p text:style-name="P44">Si <text:span text:style-name="T39">direction</text:span> ==<text:span text:style-name="T46">DROITE_GAUCHE </text:span>alors on <text:span text:style-name="T87">décrémente</text:span> la valeur x de la cible (x--)</text:p>
            </text:list-item>
            <text:list-item>
              <text:p text:style-name="P24"><text:span text:style-name="T8">appel </text:span><text:span text:style-name="T23">verifierCible</text:span></text:p>
            </text:list-item>
            <text:list-item>
              <text:p text:style-name="P25"><text:span text:style-name="T8">appel </text:span><text:span text:style-name="T23">dessinerCible</text:span></text:p>
            </text:list-item>
          </text:list>
        </text:list-item>
        <text:list-item>
          <text:p text:style-name="P22">verifierCible</text:p>
          <text:list>
            <text:list-item>
              <text:p text:style-name="P24"><text:span text:style-name="T8">Vérifié si des cibles ont quitté l’aire de jeux, si c’est le cas incrémenté </text:span><text:span text:style-name="T39">qteCibleManque </text:span><text:span text:style-name="T12">et </text:span><text:span text:style-name="T17">modifier la propriété </text:span><text:span text:style-name="T43">enJeu</text:span><text:span text:style-name="T30"> de la cible</text:span></text:p>
            </text:list-item>
            <text:list-item>
              <text:p text:style-name="P26"><text:span text:style-name="T12">Si </text:span><text:span text:style-name="T8">le nombre </text:span><text:span text:style-name="T39">qteCibleManque </text:span><text:span text:style-name="T8">est ≥ </text:span><text:span text:style-name="T46">MAX_CIBLE_MANQUE</text:span><text:span text:style-name="T8"> </text:span><text:span text:style-name="T13">alors appel </text:span><text:span text:style-name="T25">finPartie</text:span><text:span text:style-name="T16"> avec le paramètre </text:span><text:span text:style-name="T42">reussi à </text:span><text:span text:style-name="T28">faux</text:span></text:p>
            </text:list-item>
          </text:list>
        </text:list-item>
        <text:list-item>
          <text:p text:style-name="P27"><text:span text:style-name="T25">g</text:span><text:span text:style-name="T23">ererClic </text:span><text:span text:style-name="T15">[Boubakar]</text:span></text:p>
          <text:list>
            <text:list-item>
              <text:p text:style-name="P27"><text:span text:style-name="T8">Vérifie si le clic se trouve sur une cible, si c’est le cas alors incrémenté </text:span><text:span text:style-name="T39">score</text:span></text:p>
            </text:list-item>
            <text:list-item>
              <text:p text:style-name="P32">(?) Si le score est ≥ <text:span text:style-name="T46">MAX_SCORE</text:span> alors appe<text:span text:style-name="T78">l</text:span> <text:span text:style-name="T4">finPartie</text:span></text:p>
            </text:list-item>
          </text:list>
        </text:list-item>
        <text:list-item>
          <text:p text:style-name="P45"><text:span text:style-name="T4">finPartie (</text:span><text:span text:style-name="T39">reussi</text:span><text:span text:style-name="T4">)</text:span> <text:span text:style-name="T88">[David]</text:span></text:p>
          <text:list>
            <text:list-item>
              <text:p text:style-name="P33">Si reussi == true alors dessiner le tableau de score avec un message de félication</text:p>
            </text:list-item>
            <text:list-item>
              <text:p text:style-name="P33"><text:span text:style-name="T90">S</text:span>i reussi == false alors dessi<text:span text:style-name="T89">n</text:span>er le tableau de score avec un message ‘Meilleur chance la prochaine fois’ ou autre message</text:p>
            </text:list-item>
          </text:list>
        </text:list-item>
      </text:list>
      <text:p text:style-name="P37"/>
      <text:list xml:id="list160702036169652" text:continue-numbering="true" text:style-name="L5">
        <text:list-item>
          <text:p text:style-name="P46">dessinerCible</text:p>
          <text:list>
            <text:list-item>
              <text:p text:style-name="P35">Nettoyer le canvas (à l’aide de <text:span text:style-name="T2">clearRect</text:span>) et ensuite affiche les cibles</text:p>
            </text:list-item>
            <text:list-item>
              <text:p text:style-name="P34">si la cible est <text:span text:style-name="T1">en jeu</text:span><text:span text:style-name="T79"> alors on la dessine sur le canevas, sinon on ne l’affiche pas</text:span></text:p>
            </text:list-item>
          </text:list>
        </text:list-item>
        <text:list-item>
          <text:p text:style-name="P38">togglePlay</text:p>
          <text:list>
            <text:list-item>
              <text:p text:style-name="P38"><text:span text:style-name="T36">isPlay == true</text:span><text:span text:style-name="T35"><text:line-break/></text:span><text:span text:style-name="T33">Arrête la minuterie </text:span><text:span text:style-name="T44">t </text:span><text:span text:style-name="T33">avec </text:span><text:span text:style-name="T1">clearInterval<text:line-break/></text:span><text:span text:style-name="T81">Retirer les gestionnaire d’événement (removeEventListener)</text:span></text:p>
            </text:list-item>
            <text:list-item>
              <text:p text:style-name="P39"><text:span text:style-name="T84">isPlay == false<text:line-break/></text:span>Démarre la minuterie <text:span text:style-name="T39">t</text:span> avec <text:span text:style-name="T2">setInterval</text:span> (<text:span text:style-name="T4">deplacerCible</text:span>)</text:p>
              <text:p text:style-name="P40">Ajouter les gestionnaire d’évènement (addEventListener)</text:p>
            </text:list-item>
            <text:list-item>
              <text:p text:style-name="P42">isPlay <text:span text:style-name="T84">=</text:span><text:span text:style-name="T14"> le contraire de </text:span><text:span text:style-name="T84">isPlay</text:span></text:p>
            </text:list-item>
          </text:list>
        </text:list-item>
      </text:list>
      <text:p text:style-name="P2"/>
      <text:h text:style-name="P50" text:outline-level="2"><text:span text:style-name="T12">Comment </text:span><text:span text:style-name="T8">créer et intéragir avec des objets</text:span></text:h>
      <text:p text:style-name="P11"><draw:frame draw:style-name="fr2" draw:name="Cadre1" text:anchor-type="as-char" svg:width="5.814cm" draw:z-index="4"><draw:text-box fo:min-height="8.58cm"><text:p text:style-name="P13"><text:span text:style-name="T71">var</text:span><text:span text:style-name="T68"> </text:span>cible = <text:span text:style-name="T77">{</text:span></text:p><text:p text:style-name="P13"><text:tab/><text:span text:style-name="T74">‘x’</text:span> : <text:span text:style-name="T75">50</text:span>,</text:p><text:p text:style-name="P13"><text:tab/><text:span text:style-name="T74">‘y’</text:span> : <text:span text:style-name="T75">20</text:span></text:p><text:p text:style-name="P13"><text:span text:style-name="T77">}</text:span> ;</text:p><text:p text:style-name="P13"/><text:p text:style-name="P13"><text:span text:style-name="T71">var</text:span><text:span text:style-name="T68"> </text:span>cibles = new Array() ;</text:p><text:p text:style-name="P13">cibles.push(cible) ;</text:p><text:p text:style-name="P13"/><text:p text:style-name="P13">//OU</text:p><text:p text:style-name="P13"><text:span text:style-name="T71">var</text:span><text:span text:style-name="T68"> </text:span>cibles = new Array() ;</text:p><text:p text:style-name="P13"><text:span text:style-name="T71">var</text:span><text:span text:style-name="T68"> </text:span>cibles.push(<text:span text:style-name="T77">{</text:span></text:p><text:p text:style-name="P13"><text:tab/><text:span text:style-name="T74">‘x’</text:span> : <text:span text:style-name="T75">50</text:span>,</text:p><text:p text:style-name="P13"><text:tab/><text:span text:style-name="T74">‘y’</text:span> : <text:span text:style-name="T75">20</text:span></text:p><text:p text:style-name="P13"><text:span text:style-name="T77">}</text:span>) ;</text:p><text:p text:style-name="P13"/><text:p text:style-name="P13"/></draw:text-box></draw:frame><draw:frame draw:style-name="fr2" draw:name="Cadre2" text:anchor-type="as-char" svg:width="10.102cm" draw:z-index="5"><draw:text-box fo:min-height="8.58cm"><text:p text:style-name="P14">for (<text:span text:style-name="T70">var</text:span> i =<text:span text:style-name="T75">0</text:span> ; i&lt; cibles.length ; i++) <text:span text:style-name="T77">{</text:span></text:p><text:p text:style-name="P15"><text:tab/><text:span text:style-name="T72">//</text:span><text:span text:style-name="T73">Affiche les valeurs x et y de la cible en cours</text:span></text:p><text:p text:style-name="P16"><text:tab/>//<text:span text:style-name="T69">Dans la boucle For</text:span></text:p><text:p text:style-name="P15"><text:tab/>console.log(cibles[i].x, cibles[i<text:span text:style-name="T76">]</text:span>.y) ;</text:p><text:p text:style-name="P17">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elletier</meta:initial-creator>
    <meta:creation-date>2015-02-03T09:20:14.811000000</meta:creation-date>
    <dc:date>2015-02-05T16:07:00.019000000</dc:date>
    <dc:creator>David Pelletier</dc:creator>
    <meta:editing-duration>PT3H24M56S</meta:editing-duration>
    <meta:editing-cycles>113</meta:editing-cycles>
    <meta:generator>LibreOffice/4.3.2.2$Windows_x86 LibreOffice_project/edfb5295ba211bd31ad47d0bad0118690f76407d</meta:generator>
    <meta:document-statistic meta:table-count="0" meta:image-count="0" meta:object-count="0" meta:page-count="3" meta:paragraph-count="95" meta:word-count="623" meta:character-count="3571" meta:non-whitespace-character-count="3075"/>
  </office:meta>
</office:document-meta>
</file>